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5.634cm"/>
    </style:style>
    <style:style style:name="Table1.B" style:family="table-column">
      <style:table-column-properties style:column-width="5.636cm"/>
    </style:style>
    <style:style style:name="Table1.C" style:family="table-column">
      <style:table-column-properties style:column-width="5.63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-left="none" fo:border-right="none" fo:border-top="0.5pt solid #000000" fo:border-bottom="0.5pt solid #000000"/>
    </style:style>
    <style:style style:name="Table1.C1" style:family="table-cell">
      <style:table-cell-properties fo:padding="0.097cm" fo:border-left="none" fo:border-right="0.5pt solid #000000" fo:border-top="0.5pt solid #000000" fo:border-bottom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none" fo:border-right="none" fo:border-top="none" fo:border-bottom="0.5pt solid #000000"/>
    </style:style>
    <style:style style:name="Table1.C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fo:font-size="15pt" officeooo:rsid="001f5fef" officeooo:paragraph-rsid="001f5fef" style:font-size-asian="13.1000003814697pt" style:font-size-complex="15pt"/>
    </style:style>
    <style:style style:name="P2" style:family="paragraph" style:parent-style-name="Table_20_Contents">
      <style:text-properties fo:font-size="15pt" officeooo:rsid="00297c42" officeooo:paragraph-rsid="001f5fef" style:font-size-asian="13.1000003814697pt" style:font-size-complex="15pt"/>
    </style:style>
    <style:style style:name="P3" style:family="paragraph" style:parent-style-name="Table_20_Contents">
      <style:text-properties fo:font-size="15pt" officeooo:rsid="002139d2" officeooo:paragraph-rsid="002139d2" style:font-size-asian="13.1000003814697pt" style:font-size-complex="15pt"/>
    </style:style>
    <style:style style:name="P4" style:family="paragraph" style:parent-style-name="Table_20_Contents">
      <style:text-properties fo:font-size="15pt" officeooo:rsid="00226673" officeooo:paragraph-rsid="00226673" style:font-size-asian="13.1000003814697pt" style:font-size-complex="15pt"/>
    </style:style>
    <style:style style:name="P5" style:family="paragraph" style:parent-style-name="Table_20_Contents">
      <style:text-properties fo:font-size="15pt" officeooo:rsid="002b8396" officeooo:paragraph-rsid="001f5fef" style:font-size-asian="13.1000003814697pt" style:font-size-complex="15pt"/>
    </style:style>
    <style:style style:name="P6" style:family="paragraph" style:parent-style-name="Table_20_Contents">
      <style:text-properties fo:font-size="15pt" officeooo:rsid="0029bcdd" officeooo:paragraph-rsid="001f5fef" style:font-size-asian="13.1000003814697pt" style:font-size-complex="15pt"/>
    </style:style>
    <style:style style:name="P7" style:family="paragraph" style:parent-style-name="Table_20_Contents">
      <style:text-properties fo:font-size="15pt" officeooo:rsid="00329fe2" officeooo:paragraph-rsid="001f5fef" style:font-size-asian="13.1000003814697pt" style:font-size-complex="15pt"/>
    </style:style>
    <style:style style:name="P8" style:family="paragraph" style:parent-style-name="Table_20_Contents">
      <style:text-properties fo:font-size="15pt" officeooo:rsid="0033b832" officeooo:paragraph-rsid="001f5fef" style:font-size-asian="13.1000003814697pt" style:font-size-complex="15pt"/>
    </style:style>
    <style:style style:name="P9" style:family="paragraph" style:parent-style-name="Table_20_Contents">
      <style:text-properties fo:font-size="15pt" officeooo:rsid="003667f7" officeooo:paragraph-rsid="001f5fef" style:font-size-asian="13.1000003814697pt" style:font-size-complex="15pt"/>
    </style:style>
    <style:style style:name="P10" style:family="paragraph" style:parent-style-name="Table_20_Contents">
      <style:text-properties fo:font-size="15pt" officeooo:rsid="003482ca" officeooo:paragraph-rsid="001f5fef" style:font-size-asian="13.1000003814697pt" style:font-size-complex="15pt"/>
    </style:style>
    <style:style style:name="P11" style:family="paragraph" style:parent-style-name="Table_20_Contents">
      <style:text-properties fo:font-size="15pt" officeooo:rsid="003542d4" officeooo:paragraph-rsid="001f5fef" style:font-size-asian="13.1000003814697pt" style:font-size-complex="15pt"/>
    </style:style>
    <style:style style:name="P12" style:family="paragraph" style:parent-style-name="Table_20_Contents">
      <style:text-properties fo:font-size="15pt" officeooo:rsid="00354627" officeooo:paragraph-rsid="001f5fef" style:font-size-asian="13.1000003814697pt" style:font-size-complex="15pt"/>
    </style:style>
    <style:style style:name="P13" style:family="paragraph" style:parent-style-name="Standard">
      <style:text-properties officeooo:paragraph-rsid="001f5fef"/>
    </style:style>
    <style:style style:name="T1" style:family="text">
      <style:text-properties officeooo:rsid="002139d2"/>
    </style:style>
    <style:style style:name="T2" style:family="text">
      <style:text-properties officeooo:rsid="00329fe2"/>
    </style:style>
    <style:style style:name="T3" style:family="text">
      <style:text-properties officeooo:rsid="002b8396"/>
    </style:style>
    <style:style style:name="T4" style:family="text">
      <style:text-properties officeooo:rsid="003546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FR</text:p>
          </table:table-cell>
          <table:table-cell table:style-name="Table1.B1" office:value-type="string">
            <text:p text:style-name="P1">NFR</text:p>
          </table:table-cell>
          <table:table-cell table:style-name="Table1.C1" office:value-type="string">
            <text:p text:style-name="P2">UAC</text:p>
          </table:table-cell>
        </table:table-row>
        <table:table-row>
          <table:table-cell table:style-name="Table1.A2" office:value-type="string">
            <text:p text:style-name="P1">1-bookings</text:p>
            <text:p text:style-name="P1">1.1-user can make a booking on an available <text:span text:style-name="T1">date and time</text:span></text:p>
            <text:p text:style-name="P1"/>
            <text:p text:style-name="P3">1.2- user can change a booking time and date</text:p>
            <text:p text:style-name="P3"/>
            <text:p text:style-name="P3">1.3- user can cancel a booking at any time </text:p>
            <text:p text:style-name="P3"/>
            <text:p text:style-name="P3">1.4- user can view all their upcoming bookings</text:p>
            <text:p text:style-name="P3"/>
            <text:p text:style-name="P3">2- logging in</text:p>
            <text:p text:style-name="P3"/>
            <text:p text:style-name="P3">2.1- user can log in at any time using their username and password </text:p>
            <text:p text:style-name="P3"/>
            <text:p text:style-name="P3">2.2- once a user is logged in they must be able to access any user specific pages</text:p>
            <text:p text:style-name="P3"/>
            <text:p text:style-name="P3">3- register</text:p>
            <text:p text:style-name="P3"/>
            <text:p text:style-name="P4">3.1- a users password will be checked to be secure enough before being accepted 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>1.1 </text:p>
            <text:p text:style-name="P2">Information page</text:p>
            <text:p text:style-name="P2"/>
            <text:p text:style-name="P5">1.2 </text:p>
            <text:p text:style-name="P2">downloadable risk assessment</text:p>
            <text:p text:style-name="P2"/>
            <text:p text:style-name="P5"/>
            <text:p text:style-name="P5"/>
            <text:p text:style-name="P5">1.3 </text:p>
            <text:p text:style-name="P2">quick way to book</text:p>
            <text:p text:style-name="P2"/>
            <text:p text:style-name="P5"/>
            <text:p text:style-name="P5"/>
            <text:p text:style-name="P5">1.4</text:p>
            <text:p text:style-name="P6">allergens must be visible on the menu</text:p>
            <text:p text:style-name="P6"/>
            <text:p text:style-name="P5">1.5</text:p>
            <text:p text:style-name="P6">quick </text:p>
            <text:p text:style-name="P6"/>
            <text:p text:style-name="P5">1.6</text:p>
            <text:p text:style-name="P6">simple</text:p>
            <text:p text:style-name="P6"/>
            <text:p text:style-name="P5">1.7</text:p>
            <text:p text:style-name="P6">easy to understand</text:p>
            <text:p text:style-name="P6"/>
            <text:p text:style-name="P5">1.8</text:p>
            <text:p text:style-name="P6">good quality confirmation </text:p>
            <text:p text:style-name="P6"/>
            <text:p text:style-name="P5"><text:span text:style-name="T2">1.9 </text:span>Clear park info </text:p>
            <text:p text:style-name="P5"/>
            <text:p text:style-name="P7"/>
            <text:p text:style-name="P7">1.10 <text:span text:style-name="T3">availability checker</text:span></text:p>
            <text:p text:style-name="P5"/>
            <text:p text:style-name="P5"/>
            <text:p text:style-name="P5"/>
            <text:p text:style-name="P7">1.11 ability to cancel and change bookings</text:p>
            <text:p text:style-name="P7"><text:soft-page-break/></text:p>
            <text:p text:style-name="P8">1.12 parking location</text:p>
            <text:p text:style-name="P8"/>
            <text:p text:style-name="P8"/>
            <text:p text:style-name="P8"/>
            <text:p text:style-name="P9">1.13 accurate and informative menu</text:p>
            <text:p text:style-name="P9"/>
            <text:p text:style-name="P9"/>
            <text:p text:style-name="P9"/>
            <text:p text:style-name="P9"/>
            <text:p text:style-name="P9">1.14 the ability to book specific exhibits/experiences</text:p>
            <text:p text:style-name="P9"/>
            <text:p text:style-name="P10">2.1 quantifiable data</text:p>
            <text:p text:style-name="P10"/>
            <text:p text:style-name="P10">2.2 data that is for a specific category such as profit, returning customers etc</text:p>
            <text:p text:style-name="P10"/>
            <text:p text:style-name="P10">2.3 be able to measure number of bookings made </text:p>
            <text:p text:style-name="P10"/>
            <text:p text:style-name="P11">2.4 measure registration numbers over user-designated periods</text:p>
            <text:p text:style-name="P11"/>
            <text:p text:style-name="P11">2.5 <text:span text:style-name="T4">log cancellations</text:span></text:p>
            <text:p text:style-name="P11"/>
            <text:p text:style-name="P12">2.6 allow user to track how many appointments are cancelled across specified dates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09:06:49.946277600</meta:creation-date>
    <dc:date>2026-02-03T10:12:16.720881900</dc:date>
    <meta:editing-duration>PT37M47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41" meta:word-count="200" meta:character-count="1150" meta:non-whitespace-character-count="980"/>
  </office:meta>
</office:document-meta>
</file>